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768in" svg:height="3.5819in" svg:x="0.1811in" svg:y="2.0343in">
            <draw:object draw:notify-on-update-of-ranges="Sheet1.A2:Sheet1.A1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429in" svg:height="3.6146in" svg:x="7.926in" svg:y="2.0346in">
            <draw:object draw:notify-on-update-of-ranges="Sheet1.C2:Sheet1.C11 Sheet1.F2:Sheet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 G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g(step_size)</text:p>
          </table:table-cell>
          <table:table-cell/>
          <table:table-cell office:value-type="string" calcext:value-type="string">
            <text:p>d^2</text:p>
          </table:table-cell>
          <table:table-cell/>
          <table:table-cell office:value-type="string" calcext:value-type="string">
            <text:p>Gel 72micr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3610.0417" calcext:value-type="float">
            <text:p>1083610.0417</text:p>
          </table:table-cell>
          <table:table-cell table:formula="of:=LOG10([.A2])" office:value-type="float" office:value="0" calcext:value-type="float">
            <text:p>0</text:p>
          </table:table-cell>
          <table:table-cell table:formula="of:=LOG10([.B2])" office:value-type="float" office:value="6.03487302094095" calcext:value-type="float">
            <text:p>6.03487302094095</text:p>
          </table:table-cell>
          <table:table-cell office:value-type="float" office:value="1083610.0417" calcext:value-type="float">
            <text:p>1083610.0417</text:p>
          </table:table-cell>
          <table:table-cell table:formula="of:=LOG10([.E2])" office:value-type="float" office:value="6.03487302094095" calcext:value-type="float">
            <text:p>6.03487302094095</text:p>
          </table:table-cell>
          <table:table-cell office:value-type="float" office:value="1" calcext:value-type="float">
            <text:p>1</text:p>
          </table:table-cell>
          <table:table-cell office:value-type="float" office:value="409020.14196" calcext:value-type="float">
            <text:p>409020.14196</text:p>
          </table:table-cell>
          <table:table-cell table:formula="of:=LOG([.G2])" office:value-type="float" office:value="0" calcext:value-type="float">
            <text:p>0</text:p>
          </table:table-cell>
          <table:table-cell table:formula="of:=LOG([.H2])" office:value-type="float" office:value="5.61174469511418" calcext:value-type="float">
            <text:p>5.6117446951141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35383.91501" calcext:value-type="float">
            <text:p>1435383.91501</text:p>
          </table:table-cell>
          <table:table-cell table:formula="of:=LOG10([.A3])" office:value-type="float" office:value="0.176091259055681" calcext:value-type="float">
            <text:p>0.176091259055681</text:p>
          </table:table-cell>
          <table:table-cell table:formula="of:=LOG10([.B3])" office:value-type="float" office:value="6.15696807519605" calcext:value-type="float">
            <text:p>6.15696807519605</text:p>
          </table:table-cell>
          <table:table-cell office:value-type="float" office:value="997136.58773" calcext:value-type="float">
            <text:p>997136.58773</text:p>
          </table:table-cell>
          <table:table-cell table:formula="of:=LOG10([.E3])" office:value-type="float" office:value="5.99875465202727" calcext:value-type="float">
            <text:p>5.99875465202727</text:p>
          </table:table-cell>
          <table:table-cell office:value-type="float" office:value="1.5" calcext:value-type="float">
            <text:p>1.5</text:p>
          </table:table-cell>
          <table:table-cell office:value-type="float" office:value="609537.65692" calcext:value-type="float">
            <text:p>609537.65692</text:p>
          </table:table-cell>
          <table:table-cell table:formula="of:=LOG([.G3])" office:value-type="float" office:value="0.176091259055681" calcext:value-type="float">
            <text:p>0.176091259055681</text:p>
          </table:table-cell>
          <table:table-cell table:formula="of:=LOG([.H3])" office:value-type="float" office:value="5.78500054127085" calcext:value-type="float">
            <text:p>5.78500054127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4450.61672" calcext:value-type="float">
            <text:p>1674450.61672</text:p>
          </table:table-cell>
          <table:table-cell table:formula="of:=LOG10([.A4])" office:value-type="float" office:value="0.301029995663981" calcext:value-type="float">
            <text:p>0.301029995663981</text:p>
          </table:table-cell>
          <table:table-cell table:formula="of:=LOG10([.B4])" office:value-type="float" office:value="6.22387234375271" calcext:value-type="float">
            <text:p>6.22387234375271</text:p>
          </table:table-cell>
          <table:table-cell office:value-type="float" office:value="943519.33888" calcext:value-type="float">
            <text:p>943519.33888</text:p>
          </table:table-cell>
          <table:table-cell table:formula="of:=LOG10([.E4])" office:value-type="float" office:value="5.97475080612554" calcext:value-type="float">
            <text:p>5.97475080612554</text:p>
          </table:table-cell>
          <table:table-cell office:value-type="float" office:value="2" calcext:value-type="float">
            <text:p>2</text:p>
          </table:table-cell>
          <table:table-cell office:value-type="float" office:value="696981.26378" calcext:value-type="float">
            <text:p>696981.26378</text:p>
          </table:table-cell>
          <table:table-cell table:formula="of:=LOG([.G4])" office:value-type="float" office:value="0.301029995663981" calcext:value-type="float">
            <text:p>0.301029995663981</text:p>
          </table:table-cell>
          <table:table-cell table:formula="of:=LOG([.H4])" office:value-type="float" office:value="5.84322110356956" calcext:value-type="float">
            <text:p>5.8432211035695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645144.89386" calcext:value-type="float">
            <text:p>2645144.89386</text:p>
          </table:table-cell>
          <table:table-cell table:formula="of:=LOG10([.A5])" office:value-type="float" office:value="0.397940008672038" calcext:value-type="float">
            <text:p>0.397940008672038</text:p>
          </table:table-cell>
          <table:table-cell table:formula="of:=LOG10([.B5])" office:value-type="float" office:value="6.4224494664961" calcext:value-type="float">
            <text:p>6.4224494664961</text:p>
          </table:table-cell>
          <table:table-cell office:value-type="float" office:value="1085916.41082" calcext:value-type="float">
            <text:p>1085916.41082</text:p>
          </table:table-cell>
          <table:table-cell table:formula="of:=LOG10([.E5])" office:value-type="float" office:value="6.03579639641601" calcext:value-type="float">
            <text:p>6.03579639641601</text:p>
          </table:table-cell>
          <table:table-cell office:value-type="float" office:value="2.5" calcext:value-type="float">
            <text:p>2.5</text:p>
          </table:table-cell>
          <table:table-cell office:value-type="float" office:value="1091335.58736" calcext:value-type="float">
            <text:p>1091335.58736</text:p>
          </table:table-cell>
          <table:table-cell table:formula="of:=LOG([.G5])" office:value-type="float" office:value="0.397940008672038" calcext:value-type="float">
            <text:p>0.397940008672038</text:p>
          </table:table-cell>
          <table:table-cell table:formula="of:=LOG([.H5])" office:value-type="float" office:value="6.0379583173419" calcext:value-type="float">
            <text:p>6.03795831734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42007.21921" calcext:value-type="float">
            <text:p>3242007.21921</text:p>
          </table:table-cell>
          <table:table-cell table:formula="of:=LOG10([.A6])" office:value-type="float" office:value="0.477121254719662" calcext:value-type="float">
            <text:p>0.477121254719662</text:p>
          </table:table-cell>
          <table:table-cell table:formula="of:=LOG10([.B6])" office:value-type="float" office:value="6.51081397758825" calcext:value-type="float">
            <text:p>6.51081397758825</text:p>
          </table:table-cell>
          <table:table-cell office:value-type="float" office:value="963496.73422" calcext:value-type="float">
            <text:p>963496.73422</text:p>
          </table:table-cell>
          <table:table-cell table:formula="of:=LOG10([.E6])" office:value-type="float" office:value="5.9838502469493" calcext:value-type="float">
            <text:p>5.9838502469493</text:p>
          </table:table-cell>
          <table:table-cell office:value-type="float" office:value="3" calcext:value-type="float">
            <text:p>3</text:p>
          </table:table-cell>
          <table:table-cell office:value-type="float" office:value="1314962.35278" calcext:value-type="float">
            <text:p>1314962.35278</text:p>
          </table:table-cell>
          <table:table-cell table:formula="of:=LOG([.G6])" office:value-type="float" office:value="0.477121254719662" calcext:value-type="float">
            <text:p>0.477121254719662</text:p>
          </table:table-cell>
          <table:table-cell table:formula="of:=LOG([.H6])" office:value-type="float" office:value="6.118913319203" calcext:value-type="float">
            <text:p>6.1189133192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123995.97932" calcext:value-type="float">
            <text:p>3123995.97932</text:p>
          </table:table-cell>
          <table:table-cell table:formula="of:=LOG10([.A7])" office:value-type="float" office:value="0.544068044350276" calcext:value-type="float">
            <text:p>0.544068044350276</text:p>
          </table:table-cell>
          <table:table-cell table:formula="of:=LOG10([.B7])" office:value-type="float" office:value="6.49471046625512" calcext:value-type="float">
            <text:p>6.49471046625512</text:p>
          </table:table-cell>
          <table:table-cell office:value-type="float" office:value="900214.48639" calcext:value-type="float">
            <text:p>900214.48639</text:p>
          </table:table-cell>
          <table:table-cell table:formula="of:=LOG10([.E7])" office:value-type="float" office:value="5.95434599739231" calcext:value-type="float">
            <text:p>5.95434599739231</text:p>
          </table:table-cell>
          <table:table-cell office:value-type="float" office:value="3.5" calcext:value-type="float">
            <text:p>3.5</text:p>
          </table:table-cell>
          <table:table-cell office:value-type="float" office:value="1551110.52875" calcext:value-type="float">
            <text:p>1551110.52875</text:p>
          </table:table-cell>
          <table:table-cell table:formula="of:=LOG([.G7])" office:value-type="float" office:value="0.544068044350276" calcext:value-type="float">
            <text:p>0.544068044350276</text:p>
          </table:table-cell>
          <table:table-cell table:formula="of:=LOG([.H7])" office:value-type="float" office:value="6.19064274579292" calcext:value-type="float">
            <text:p>6.19064274579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5030.62153" calcext:value-type="float">
            <text:p>4005030.62153</text:p>
          </table:table-cell>
          <table:table-cell table:formula="of:=LOG10([.A8])" office:value-type="float" office:value="0.602059991327962" calcext:value-type="float">
            <text:p>0.602059991327962</text:p>
          </table:table-cell>
          <table:table-cell table:formula="of:=LOG10([.B8])" office:value-type="float" office:value="6.60260584094726" calcext:value-type="float">
            <text:p>6.60260584094726</text:p>
          </table:table-cell>
          <table:table-cell office:value-type="float" office:value="1082313.17422" calcext:value-type="float">
            <text:p>1082313.17422</text:p>
          </table:table-cell>
          <table:table-cell table:formula="of:=LOG10([.E8])" office:value-type="float" office:value="6.03435294483346" calcext:value-type="float">
            <text:p>6.03435294483346</text:p>
          </table:table-cell>
          <table:table-cell office:value-type="float" office:value="4" calcext:value-type="float">
            <text:p>4</text:p>
          </table:table-cell>
          <table:table-cell office:value-type="float" office:value="1541376.38722" calcext:value-type="float">
            <text:p>1541376.38722</text:p>
          </table:table-cell>
          <table:table-cell table:formula="of:=LOG([.G8])" office:value-type="float" office:value="0.602059991327962" calcext:value-type="float">
            <text:p>0.602059991327962</text:p>
          </table:table-cell>
          <table:table-cell table:formula="of:=LOG([.H8])" office:value-type="float" office:value="6.18790870162118" calcext:value-type="float">
            <text:p>6.187908701621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975477.30549" calcext:value-type="float">
            <text:p>3975477.30549</text:p>
          </table:table-cell>
          <table:table-cell table:formula="of:=LOG10([.A9])" office:value-type="float" office:value="0.653212513775344" calcext:value-type="float">
            <text:p>0.653212513775344</text:p>
          </table:table-cell>
          <table:table-cell table:formula="of:=LOG10([.B9])" office:value-type="float" office:value="6.5993892785764" calcext:value-type="float">
            <text:p>6.5993892785764</text:p>
          </table:table-cell>
          <table:table-cell office:value-type="float" office:value="891968.93495" calcext:value-type="float">
            <text:p>891968.93495</text:p>
          </table:table-cell>
          <table:table-cell table:formula="of:=LOG10([.E9])" office:value-type="float" office:value="5.9503497292475" calcext:value-type="float">
            <text:p>5.9503497292475</text:p>
          </table:table-cell>
          <table:table-cell office:value-type="float" office:value="4.5" calcext:value-type="float">
            <text:p>4.5</text:p>
          </table:table-cell>
          <table:table-cell office:value-type="float" office:value="2230035.98802" calcext:value-type="float">
            <text:p>2230035.98802</text:p>
          </table:table-cell>
          <table:table-cell table:formula="of:=LOG([.G9])" office:value-type="float" office:value="0.653212513775344" calcext:value-type="float">
            <text:p>0.653212513775344</text:p>
          </table:table-cell>
          <table:table-cell table:formula="of:=LOG([.H9])" office:value-type="float" office:value="6.34831187169049" calcext:value-type="float">
            <text:p>6.34831187169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84833.72853" calcext:value-type="float">
            <text:p>5584833.72853</text:p>
          </table:table-cell>
          <table:table-cell table:formula="of:=LOG10([.A10])" office:value-type="float" office:value="0.698970004336019" calcext:value-type="float">
            <text:p>0.698970004336019</text:p>
          </table:table-cell>
          <table:table-cell table:formula="of:=LOG10([.B10])" office:value-type="float" office:value="6.74701024784432" calcext:value-type="float">
            <text:p>6.74701024784432</text:p>
          </table:table-cell>
          <table:table-cell office:value-type="float" office:value="957316.32812" calcext:value-type="float">
            <text:p>957316.32812</text:p>
          </table:table-cell>
          <table:table-cell table:formula="of:=LOG10([.E10])" office:value-type="float" office:value="5.98105546636323" calcext:value-type="float">
            <text:p>5.98105546636323</text:p>
          </table:table-cell>
          <table:table-cell office:value-type="float" office:value="5" calcext:value-type="float">
            <text:p>5</text:p>
          </table:table-cell>
          <table:table-cell office:value-type="float" office:value="2143519.35168" calcext:value-type="float">
            <text:p>2143519.35168</text:p>
          </table:table-cell>
          <table:table-cell table:formula="of:=LOG([.G10])" office:value-type="float" office:value="0.698970004336019" calcext:value-type="float">
            <text:p>0.698970004336019</text:p>
          </table:table-cell>
          <table:table-cell table:formula="of:=LOG([.H10])" office:value-type="float" office:value="6.33112740867236" calcext:value-type="float">
            <text:p>6.33112740867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16338.43439" calcext:value-type="float">
            <text:p>8916338.43439</text:p>
          </table:table-cell>
          <table:table-cell table:formula="of:=LOG10([.A11])" office:value-type="float" office:value="1" calcext:value-type="float">
            <text:p>1</text:p>
          </table:table-cell>
          <table:table-cell table:formula="of:=LOG10([.B11])" office:value-type="float" office:value="6.95018654448727" calcext:value-type="float">
            <text:p>6.95018654448727</text:p>
          </table:table-cell>
          <table:table-cell office:value-type="float" office:value="1019606.86509" calcext:value-type="float">
            <text:p>1019606.86509</text:p>
          </table:table-cell>
          <table:table-cell table:formula="of:=LOG10([.E11])" office:value-type="float" office:value="6.00843275094461" calcext:value-type="float">
            <text:p>6.008432750944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5:57:40.54362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0:56:25.174625855</meta:creation-date>
    <meta:editing-duration>PT50M14S</meta:editing-duration>
    <meta:editing-cycles>7</meta:editing-cycles>
    <meta:generator>LibreOffice/7.0.5.2$Linux_X86_64 LibreOffice_project/00$Build-2</meta:generator>
    <dc:date>2021-03-24T16:12:51.005565652</dc:date>
    <meta:document-statistic meta:table-count="1" meta:cell-count="10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cm" svg:height="9.099cm" xlink:href=".." xlink:type="simple" chart:class="chart:scatter" chart:style-name="ch1">
        <chart:legend chart:legend-position="end" svg:x="14.055cm" svg:y="4.25cm" style:legend-expansion="high" chart:style-name="ch2"/>
        <chart:plot-area chart:style-name="ch3" table:cell-range-address="Sheet1.A2:Sheet1.A11 Sheet1.E2:Sheet1.E11" chart:data-source-has-labels="row" svg:x="0.39cm" svg:y="0.181cm" svg:width="13.275cm" svg:height="8.737cm">
          <chart:coordinate-region svg:x="1.752cm" svg:y="0.38cm" svg:width="11.541cm" svg:height="7.8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1" loext:label-string="stepsize_squared_vs_msd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epsize_squared_vs_m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1083610.0417">
                <text:p>1083610.0417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997136.58773">
                <text:p>997136.58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43519.33888">
                <text:p>943519.33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085916.41082">
                <text:p>1085916.41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63496.73422">
                <text:p>963496.73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900214.48639">
                <text:p>900214.48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082313.17422">
                <text:p>1082313.1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891968.93495">
                <text:p>891968.93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57316.32812">
                <text:p>957316.32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9606.86509">
                <text:p>1019606.86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36cm" svg:height="9.182cm" xlink:href=".." xlink:type="simple" chart:class="chart:scatter" chart:style-name="ch1">
        <chart:legend chart:legend-position="end" svg:x="11.741cm" svg:y="4.292cm" style:legend-expansion="high" chart:style-name="ch2"/>
        <chart:plot-area chart:style-name="ch3" table:cell-range-address="Sheet1.C2:Sheet1.C11 Sheet1.F2:Sheet1.F11" chart:data-source-has-labels="row" svg:x="0.352cm" svg:y="0.183cm" svg:width="11.037cm" svg:height="8.816cm">
          <chart:coordinate-region svg:x="1.264cm" svg:y="0.383cm" svg:width="9.885cm" svg:height="7.9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1" loext:label-string="log_stepsize_squred_vs_msd" chart:class="chart:scatter">
            <chart:domain table:cell-range-address="Sheet1.C2:Sheet1.C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g_stepsize_squred_vs_m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1</svg:desc>
                </draw:g>
              </table:table-cell>
              <table:table-cell office:value-type="float" office:value="6.03487302094095">
                <text:p>6.03487302094095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5.99875465202727">
                <text:p>5.99875465202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5.97475080612554">
                <text:p>5.97475080612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7940008672038">
                <text:p>0.397940008672038</text:p>
              </table:table-cell>
              <table:table-cell office:value-type="float" office:value="6.03579639641601">
                <text:p>6.03579639641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5.9838502469493">
                <text:p>5.9838502469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4068044350276">
                <text:p>0.544068044350276</text:p>
              </table:table-cell>
              <table:table-cell office:value-type="float" office:value="5.95434599739231">
                <text:p>5.9543459973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6.03435294483346">
                <text:p>6.03435294483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3212513775344">
                <text:p>0.653212513775344</text:p>
              </table:table-cell>
              <table:table-cell office:value-type="float" office:value="5.9503497292475">
                <text:p>5.950349729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5.98105546636323">
                <text:p>5.98105546636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.00843275094461">
                <text:p>6.00843275094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